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2428" calcext:value-type="float">
            <text:p>64.7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948" calcext:value-type="float">
            <text:p>64.4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2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48208" calcext:value-type="float">
            <text:p>64.1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9776" calcext:value-type="float">
            <text:p>63.73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2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94056" calcext:value-type="float">
            <text:p>63.69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34976" calcext:value-type="float">
            <text:p>63.4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9464" calcext:value-type="float">
            <text:p>63.52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78944" calcext:value-type="float">
            <text:p>63.17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60656" calcext:value-type="float">
            <text:p>63.1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62536" calcext:value-type="float">
            <text:p>62.96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1888" calcext:value-type="float">
            <text:p>63.11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6336" calcext:value-type="float">
            <text:p>62.88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1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47424" calcext:value-type="float">
            <text:p>62.4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10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84256" calcext:value-type="float">
            <text:p>61.4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9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98912" calcext:value-type="float">
            <text:p>61.3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5552" calcext:value-type="float">
            <text:p>61.1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24008" calcext:value-type="float">
            <text:p>61.0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3424" calcext:value-type="float">
            <text:p>60.9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6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5332" calcext:value-type="float">
            <text:p>60.85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71608" calcext:value-type="float">
            <text:p>60.8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0064" calcext:value-type="float">
            <text:p>60.71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1616" calcext:value-type="float">
            <text:p>60.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46056" calcext:value-type="float">
            <text:p>60.6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1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24136" calcext:value-type="float">
            <text:p>60.52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71736" calcext:value-type="float">
            <text:p>60.37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8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2552" calcext:value-type="float">
            <text:p>60.0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7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17584" calcext:value-type="float">
            <text:p>59.9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646" calcext:value-type="float">
            <text:p>59.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0064" calcext:value-type="float">
            <text:p>56.90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70112" calcext:value-type="float">
            <text:p>59.5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6" calcext:value-type="float">
            <text:p>59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87232" calcext:value-type="float">
            <text:p>59.3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9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9216" calcext:value-type="float">
            <text:p>59.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30032" calcext:value-type="float">
            <text:p>58.9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3024" calcext:value-type="float">
            <text:p>57.7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30416" calcext:value-type="float">
            <text:p>57.4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6264" calcext:value-type="float">
            <text:p>56.9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58232" calcext:value-type="float">
            <text:p>55.9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3992" calcext:value-type="float">
            <text:p>56.3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79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3268" calcext:value-type="float">
            <text:p>55.7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70096" calcext:value-type="float">
            <text:p>54.8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34816" calcext:value-type="float">
            <text:p>54.5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93824" calcext:value-type="float">
            <text:p>52.69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54901</text:p>
          </table:table-cell>
          <table:table-cell office:value-type="string" calcext:value-type="string">
            <text:p>TWDB:0754901</text:p>
          </table:table-cell>
          <table:table-cell office:value-type="string" calcext:value-type="string">
            <text:p>197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